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P15" style:parent-style-name="Normal" style:family="paragraph">
      <style:text-properties fo:font-weight="bold" style:font-weight-asian="bold" style:font-weight-complex="bold"/>
    </style:style>
    <style:style style:name="P16" style:parent-style-name="Normal" style:family="paragraph">
      <style:text-properties fo:font-weight="bold" style:font-weight-asian="bold" style:font-weight-complex="bold"/>
    </style:style>
    <style:style style:name="P17" style:parent-style-name="Normal" style:family="paragraph">
      <style:text-properties fo:font-weight="bold" style:font-weight-asian="bold" style:font-weight-complex="bold"/>
    </style:style>
    <style:style style:name="P18" style:parent-style-name="Normal" style:family="paragraph">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P20" style:parent-style-name="Normal" style:family="paragraph">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Normal" style:family="paragraph">
      <style:text-properties fo:font-weight="bold" style:font-weight-asian="bold" style:font-weight-complex="bold" fo:language="it" fo:country="IT"/>
    </style:style>
    <style:style style:name="T23" style:parent-style-name="DefaultParagraphFont" style:family="text">
      <style:text-properties fo:language="it" fo:country="IT"/>
    </style:style>
    <style:style style:name="P24" style:parent-style-name="Normal" style:family="paragraph">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P26" style:parent-style-name="Normal" style:family="paragraph">
      <style:text-properties fo:font-weight="bold" style:font-weight-asian="bold" style:font-weight-complex="bold"/>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P30" style:parent-style-name="Normal" style:family="paragraph">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P32" style:parent-style-name="Normal" style:family="paragraph">
      <style:text-properties fo:font-weight="bold" style:font-weight-asian="bold" style:font-weight-complex="bold" fo:language="it" fo:country="IT"/>
    </style:style>
    <style:style style:name="P33" style:parent-style-name="Normal" style:family="paragraph">
      <style:text-properties fo:language="it" fo:country="IT"/>
    </style:style>
    <style:style style:name="P34" style:parent-style-name="Normal" style:family="paragraph">
      <style:text-properties fo:font-weight="bold" style:font-weight-asian="bold" style:font-weight-complex="bold" fo:language="it" fo:country="IT"/>
    </style:style>
    <style:style style:name="P35" style:parent-style-name="Normal" style:family="paragraph">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family="paragraph">
      <style:text-properties fo:font-weight="bold" style:font-weight-asian="bold" style:font-weight-complex="bold"/>
    </style:style>
  </office:automatic-styles>
  <office:body>
    <office:text text:use-soft-page-breaks="true">
      <text:p text:style-name="P1">Good evening.</text:p>
      <text:p text:style-name="P2">ChatGPT ha detto:</text:p>
      <text:p text:style-name="Normal">Good evening! How may I assist you today at the airport?</text:p>
      <text:p text:style-name="P3">Hai detto:</text:p>
      <text:p text:style-name="Normal">Excuse me, I think I lost my luggage. Shall I ask you an help, please?</text:p>
      <text:p text:style-name="P4">ChatGPT ha detto:</text:p>
      <text:p text:style-name="Normal">Of course, I’m here to help! Could you<text:s/>please tell me your full name, your flight number, and your destination?</text:p>
      <text:p text:style-name="P5">Hai detto:</text:p>
      <text:p text:style-name="Normal">Yes, of course. My name is [***NAME***]<text:s/>[***SURNAME***]<text:s/>and I came from</text:p>
      <text:p text:style-name="P6">ChatGPT ha detto:</text:p>
      <text:p text:style-name="Normal">Okay, thank you Mr.<text:s/>[***SURNAME***]. Could you please complete your sentence? Where did you come from and what was your flight number?</text:p>
      <text:p text:style-name="P7">Hai detto:</text:p>
      <text:p text:style-name="Normal">I come from Rome and my flight number is BA449.</text:p>
      <text:p text:style-name="P8">ChatGPT ha detto:</text:p>
      <text:p text:style-name="Normal">Perfect, thank you. Now, could you describe your luggage for me? What color is it, what size, and does it have any special tags or labels?</text:p>
      <text:p text:style-name="P9">Hai detto:</text:p>
      <text:p text:style-name="Normal">Yes, of course, it's a dark green bag, it's a handbag, and has a red handle, and it has a back tag, a yellow back tag.</text:p>
      <text:p text:style-name="P10">ChatGPT ha detto:</text:p>
      <text:p text:style-name="Normal">Thank you, that’s a helpful description. Could you tell me the tag number on your luggage, if you have it?</text:p>
      <text:p text:style-name="P11">Hai<text:s/>detto:</text:p>
      <text:p text:style-name="Normal">Yes, of course. The number is 348290.</text:p>
      <text:p text:style-name="P12">ChatGPT ha detto:</text:p>
      <text:p text:style-name="Normal">Excellent. That matches our records. Now, do you have your hotel booking details? We need them to know where we should deliver your bag.</text:p>
      <text:p text:style-name="P13">Hai detto:</text:p>
      <text:soft-page-break/>
      <text:p text:style-name="Normal">Yes, I do. The hotel is Artemis London and the address is 21 Queen Victoria Street, London.</text:p>
      <text:p text:style-name="P14">ChatGPT ha detto:</text:p>
      <text:p text:style-name="Normal">Perfect, thank you. Do you know your room number or booking code as well? Just to be sure we deliver it correctly.</text:p>
      <text:p text:style-name="P15">Hai detto:</text:p>
      <text:p text:style-name="Normal">Of course, the room number is 214 and the booking number is LON72315842. I leave you also my email address if it helps, [***NAME***]<text:s/>.<text:s/>[***SURNAME***]<text:s/>at gmail.com.</text:p>
      <text:p text:style-name="P16">ChatGPT ha detto:</text:p>
      <text:p text:style-name="Normal">That’s great, Mr.<text:s/>[***SURNAME***]. Thank you. Your luggage might be delivered within twenty-four to forty-eight hours. We'll contact you at your email if needed.</text:p>
      <text:p text:style-name="Normal">Would you prefer the delivery to be in the morning, or any time is fine?</text:p>
      <text:p text:style-name="P17">Hai detto:</text:p>
      <text:p text:style-name="Normal">I prefer in the morning. Can I leave you also my phone number to be contacted?</text:p>
      <text:p text:style-name="P18">ChatGPT ha detto:</text:p>
      <text:p text:style-name="Normal">Absolutely, that would be very helpful. Could you tell me your phone number, please?</text:p>
      <text:p text:style-name="P19">Hai detto:</text:p>
      <text:p text:style-name="Normal">Yes, of course[***Phone Number***].</text:p>
      <text:p text:style-name="P20">ChatGPT ha detto:</text:p>
      <text:p text:style-name="Normal">Thank you very much. I’ve noted your morning delivery request and your phone number. If your luggage isn’t found today, we might escalate the request and offer compensation or emergency supplies.</text:p>
      <text:p text:style-name="Normal">Is there anything else you’d like to ask about your luggage?</text:p>
      <text:p text:style-name="P21">Hai detto:</text:p>
      <text:p text:style-name="Normal">What do you need about emergency supplies?</text:p>
      <text:p text:style-name="P22">ChatGPT ha detto:</text:p>
      <text:p text:style-name="Normal"><text:span text:style-name="T23">Good question!<text:s/></text:span>If your bag isn’t found soon, you might receive a small kit with<text:s/>essentials—like toiletries or a change of clothes. You could also get a reimbursement to buy what you need.</text:p>
      <text:p text:style-name="Normal">Would you like us to notify you if that becomes necessary?</text:p>
      <text:p text:style-name="P24">Hai detto:</text:p>
      <text:soft-page-break/>
      <text:p text:style-name="Normal">Yes, please.</text:p>
      <text:p text:style-name="P25">ChatGPT ha detto:</text:p>
      <text:p text:style-name="Normal">Alright, we’ll keep you updated by email or<text:s/>phone if that happens. I really hope your bag arrives soon, Mr.<text:s/>[***SURNAME***].</text:p>
      <text:p text:style-name="Normal">If you need anything else, I’m always here to help! Have a pleasant journey!</text:p>
      <text:p text:style-name="P26">Hai detto:</text:p>
      <text:p text:style-name="Normal">Would it be possible to know what is the emergency kit and how can I get the reimbursement?</text:p>
      <text:p text:style-name="P27">ChatGPT ha detto:</text:p>
      <text:p text:style-name="Normal">Yes, of course! The emergency kit usually includes a toothbrush, toothpaste, a small towel, deodorant, and sometimes a T-shirt. You might receive it at the Lost and Found office in the central terminal.</text:p>
      <text:p text:style-name="Normal">As for the reimbursement, you should keep your receipts for anything you buy. Then, you could file a claim online or at the airline's help desk. Would you like directions to the Lost and Found office now?</text:p>
      <text:p text:style-name="P28">Hai detto:</text:p>
      <text:p text:style-name="Normal">Thank you very much. Yes, of course.</text:p>
      <text:p text:style-name="P29">ChatGPT ha detto:</text:p>
      <text:p text:style-name="Normal">You're welcome! To reach the Lost and Found office, you should go to the central terminal hub. It’s near the intersection of Concourses E and F, close to the train station area.</text:p>
      <text:p text:style-name="Normal">You might follow the signs with a suitcase icon or ask at the nearest information desk. It should take about five minutes to walk there from here.</text:p>
      <text:p text:style-name="P30">Hai detto:</text:p>
      <text:p text:style-name="Normal">May I ask you an airport map, please?</text:p>
      <text:p text:style-name="P31">ChatGPT ha detto:</text:p>
      <text:p text:style-name="Normal">Yes, absolutely! You should have a printed map with you—please check your documents. If not, you might find one at the nearest information desk, marked with an “i” symbol.</text:p>
      <text:p text:style-name="Normal">Can you see one nearby?</text:p>
      <text:p text:style-name="P32">Hai detto:</text:p>
      <text:p text:style-name="P33">Yes.</text:p>
      <text:soft-page-break/>
      <text:p text:style-name="P34">ChatGPT ha detto:</text:p>
      <text:p text:style-name="Normal">Perfect! You might use that to follow the path to the Lost and Found office. Just let them know your situation, and they should be able to assist you right away.</text:p>
      <text:p text:style-name="Normal">Have a smooth visit—and again, I’m always here to help if you need anything else!</text:p>
      <text:p text:style-name="P35">Hai detto:</text:p>
      <text:p text:style-name="Normal">Thank you very much. I really appreciate your help, very helpful, and I hope I will solve my problem. Thank you very much and have a great day.</text:p>
      <text:p text:style-name="P36">ChatGPT ha detto:</text:p>
      <text:p text:style-name="Normal">You're truly welcome, Mr.<text:s/>[***SURNAME***]. I hope your luggage is found very soon. Safe travels and have a wonderful stay in London!</text:p>
      <text:p text:style-name="P37">Hai detto:</text:p>
      <text:p text:style-name="Normal">Thank you very much. Bye.</text:p>
      <text:p text:style-name="P38">ChatGPT ha detto:</text:p>
      <text:p text:style-name="Normal">Bye! Take care and enjoy your trip!</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imone Spagnoli</meta:initial-creator>
    <dc:creator>Simone Spagnoli</dc:creator>
    <meta:creation-date>2025-06-14T15:37:00Z</meta:creation-date>
    <dc:date>2025-12-26T10:08:00Z</dc:date>
    <meta:template xlink:href="Normal" xlink:type="simple"/>
    <meta:editing-cycles>3</meta:editing-cycles>
    <meta:editing-duration>PT240S</meta:editing-duration>
    <meta:document-statistic meta:page-count="4" meta:paragraph-count="9" meta:word-count="718" meta:character-count="4805" meta:row-count="34" meta:non-whitespace-character-count="4096"/>
  </office:meta>
</office:document-meta>
</file>